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30000003575B3686D39D1E18E.png" manifest:media-type="image/png"/>
  <manifest:file-entry manifest:full-path="Pictures/100000000000003B0000003B83B186537EADC6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1.123cm" fo:min-width="1.234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995cm" svg:y1="1.307cm" svg:x2="5.435cm" svg:y2="1.269cm">
          <text:p/>
        </draw:line>
        <draw:custom-shape draw:style-name="gr2" draw:text-style-name="P2" draw:layer="layout" svg:width="1.768cm" svg:height="1.407cm" svg:x="2.318cm" svg:y="0.58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347cm" svg:height="0.347cm" svg:x="3.022cm" svg:y="1.114cm">
          <draw:image xlink:href="Pictures/100000000000003B0000003B83B186537EADC602.png" xlink:type="simple" xlink:show="embed" xlink:actuate="onLoad" draw:mime-type="image/png">
            <text:p/>
          </draw:image>
          <svg:title>TexMaths</svg:title>
          <svg:desc>14§display§U§png§600§FALSE§</svg:desc>
        </draw:frame>
        <draw:frame draw:style-name="gr3" draw:text-style-name="P3" draw:layer="layout" svg:width="0.206cm" svg:height="0.312cm" svg:x="0.699cm" svg:y="1.131cm">
          <draw:image xlink:href="Pictures/10000000000000230000003575B3686D39D1E18E.png" xlink:type="simple" xlink:show="embed" xlink:actuate="onLoad" draw:mime-type="image/png">
            <text:p/>
          </draw:image>
          <svg:title>TexMaths</svg:title>
          <svg:desc>14§display§q§png§600§FALS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096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0T13:18:04.385082901</meta:creation-date>
    <dc:date>2022-04-20T13:24:35.657424284</dc:date>
    <meta:editing-duration>PT5M45S</meta:editing-duration>
    <meta:editing-cycles>2</meta:editing-cycles>
    <meta:generator>LibreOffice/7.2.6.2$Linux_X86_64 LibreOffice_project/20$Build-2</meta:generator>
    <meta:document-statistic meta:object-count="4"/>
  </office:meta>
</office:document-meta>
</file>